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Standard">
      <style:text-properties style:text-line-through-style="solid"/>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98242752"/>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Standard"/>
      <text:p text:style-name="Standard"/>
      <text:p text:style-name="P1"><text:change-end text:change-id="ct9824275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5"><text:s text:c="8"/>For complex tables, use </text:span><text:a xlink:type="simple" xlink:href="http://www.pgdp.net/wiki/PPTools/Guiguts/Tables"><text:span text:style-name="T5">Table Special Effects</text:span></text:a><text:span text:style-name="T5">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5">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text:soft-page-break/>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text:soft-page-break/>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oft-page-break/><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1:31:28</dc:date>
    <dc:creator>Gemma Wright</dc:creator>
    <meta:editing-duration>PT9H24M59S</meta:editing-duration>
    <meta:editing-cycles>28</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